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39bb" officeooo:paragraph-rsid="001339bb"/>
    </style:style>
    <style:style style:name="P2" style:family="paragraph" style:parent-style-name="Standard">
      <style:text-properties fo:font-weight="bold" officeooo:rsid="001339bb" officeooo:paragraph-rsid="001339bb" style:font-weight-asian="bold" style:font-weight-complex="bold"/>
    </style:style>
    <style:style style:name="P3" style:family="paragraph" style:parent-style-name="Standard">
      <style:text-properties fo:font-weight="bold" officeooo:rsid="0014ff18" officeooo:paragraph-rsid="0014ff18" style:font-weight-asian="bold" style:font-weight-complex="bold"/>
    </style:style>
    <style:style style:name="P4" style:family="paragraph" style:parent-style-name="Standard">
      <style:text-properties fo:font-weight="bold" officeooo:rsid="001cdccb" officeooo:paragraph-rsid="001cdcc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339bb" officeooo:paragraph-rsid="001339bb"/>
    </style:style>
    <style:style style:name="P6" style:family="paragraph" style:parent-style-name="Standard">
      <style:text-properties fo:font-weight="normal" officeooo:rsid="0014ff18" officeooo:paragraph-rsid="0014ff18" style:font-weight-asian="normal" style:font-weight-complex="normal"/>
    </style:style>
    <style:style style:name="P7" style:family="paragraph" style:parent-style-name="Standard">
      <style:text-properties fo:font-weight="normal" officeooo:rsid="0019e824" officeooo:paragraph-rsid="0019e824" style:font-weight-asian="normal" style:font-weight-complex="normal"/>
    </style:style>
    <style:style style:name="P8" style:family="paragraph" style:parent-style-name="Standard">
      <style:text-properties fo:font-weight="normal" officeooo:rsid="001b288a" officeooo:paragraph-rsid="001b288a" style:font-weight-asian="normal" style:font-weight-complex="normal"/>
    </style:style>
    <style:style style:name="P9" style:family="paragraph" style:parent-style-name="Standard">
      <style:text-properties fo:font-weight="normal" officeooo:rsid="001fa4da" officeooo:paragraph-rsid="001fa4da" style:font-weight-asian="normal" style:font-weight-complex="normal"/>
    </style:style>
    <style:style style:name="T1" style:family="text">
      <style:text-properties officeooo:rsid="0014ff18"/>
    </style:style>
    <style:style style:name="T2" style:family="text">
      <style:text-properties officeooo:rsid="00170160"/>
    </style:style>
    <style:style style:name="T3" style:family="text">
      <style:text-properties officeooo:rsid="0018346c"/>
    </style:style>
    <style:style style:name="T4" style:family="text">
      <style:text-properties officeooo:rsid="001b288a"/>
    </style:style>
    <style:style style:name="T5" style:family="text">
      <style:text-properties officeooo:rsid="00209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KOOPSEGMENTEN</text:p>
      <text:p text:style-name="P1"><text:tab/></text:p>
      <text:p text:style-name="P1">Wij richten ons op twee verschillende segmenten:</text:p>
      <text:p text:style-name="P1"/>
      <text:p text:style-name="P5">Alleereerst de gemeenten:</text:p>
      <text:p text:style-name="P1"/>
      <text:p text:style-name="P1">Wij zijn van plan milieuvriendelijke oplaadpalen te plaatsen waar gebruikers gratis hun fiets kunnen opladen. <text:span text:style-name="T1">Het enige wat gebruikers hoeven te doen is via een mobiele applicatie een plekje te reserveren.</text:span></text:p>
      <text:p text:style-name="P1"/>
      <text:p text:style-name="P1">Het enige wat wij vragen is een stukje grond.</text:p>
      <text:p text:style-name="P1"/>
      <text:p text:style-name="P1">Onze inkomsten zullen komen van reclame op de paal.</text:p>
      <text:p text:style-name="P1"/>
      <text:p text:style-name="P1">Wat krijgen de gemeenten er voor terug? </text:p>
      <text:p text:style-name="P1"/>
      <text:p text:style-name="P1">Goed imago, een toeristenattractie en een informatiepunt voor bezoekers.</text:p>
      <text:p text:style-name="P1"/>
      <text:p text:style-name="P5">Naast gemeenten hebben we er voor gekozen om ook oplaadpalen te verkopen aan bedrijven &amp; universiteiten.</text:p>
      <text:p text:style-name="P1"/>
      <text:p text:style-name="P1">Voor dit segment hebben we een modulair design gemaakt waardoor het bedrijf zelf kan kiezen hoe groot het syteem</text:p>
      <text:p text:style-name="P1">moet worden en hoeveel geld eraan uit wordt besteed.</text:p>
      <text:p text:style-name="P1"/>
      <text:p text:style-name="P1">Tevens zal het segment van bedrijven &amp; universiteiten zich richten op het snelladen.</text:p>
      <text:p text:style-name="P1"/>
      <text:p text:style-name="P3">FEATUREANALYS</text:p>
      <text:p text:style-name="P3"/>
      <text:p text:style-name="P6">We hebben een featureanalyse gemaakt hierbij hebben we gekeken wat de hudige situatie rond e-bike opladers is en wat onze oplossing biedt.</text:p>
      <text:p text:style-name="P6"/>
      <text:p text:style-name="P6">Allereerst de gemeenten:</text:p>
      <text:p text:style-name="P6">-Gratis opladen voor e-bike bezitters is nog niet mogelijk</text:p>
      <text:p text:style-name="P6">-Er zij openbare oplaadpunten alleen hiervan zijn er nog weinig van te vinden.</text:p>
      <text:p text:style-name="P6">-Niet elke oplaadplek maakt gebruik van zonnepanelen.</text:p>
      <text:p text:style-name="P6">-<text:span text:style-name="T2">Zoals ik net al aangaf moeten gebruikers reserveren via een applicatie. Bij andere bedrijven gaat dit veel omslachtiger. Bij ecotab moet er bijvoorbeeld eerst een pas aangevraagd worden.</text:span></text:p>
      <text:p text:style-name="P6">-<text:span text:style-name="T3">Ondanks dat iedereen een andere smaak heeft, is onze paal gewoon super mooi.</text:span></text:p>
      <text:p text:style-name="P6"/>
      <text:p text:style-name="P7">Bedrijven:</text:p>
      <text:p text:style-name="P7">-Modulaire systemen zoals wij ze aanbieden bestaan niet</text:p>
      <text:p text:style-name="P7">-Verder hebben niet alle systemen de mogelijkheid om snel op te laden.</text:p>
      <text:p text:style-name="P7">-<text:span text:style-name="T4">Verder is er de mogelijkheid om zonnepanelen toe te voegen in het modulaire systeem. Hierdoor is er een milieu vriendelijke oplossing die imago verbeterend is voor bedrijven.</text:span></text:p>
      <text:p text:style-name="P7"/>
      <text:p text:style-name="P8">Hier volgt een render van het systeem voor gemeenten.</text:p>
      <text:p text:style-name="P8">Zoals te zien is kunnen er 6 fietsen opladen en is er ook een informatiepunt.</text:p>
      <text:p text:style-name="P8">Verder bevat het station gratis WiFi en kunnen mobiele apparaten worden opgeladen.</text:p>
      <text:p text:style-name="P8"/>
      <text:p text:style-name="P8">Hier volgt een render van het systeem voor bedrijven. Dit systeem is modulair en gemakkelijk uit te breiden. Tevens is het systeem gemakkelijk aan te brengen op de huidige fietsenstalling.</text:p>
      <text:p text:style-name="P4"><text:soft-page-break/>KANALEN</text:p>
      <text:p text:style-name="P4"/>
      <text:p text:style-name="P9">Voor de promotie van onze paal zijn we afhankelijk van een aantal kanalen waaronder de ANWB, <text:span text:style-name="T5">reclame bij fietsenstallingen en onze reserveer applicat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1:57:28.246174378</meta:creation-date>
    <dc:date>2016-06-30T12:28:49.538638828</dc:date>
    <meta:editing-duration>PT31M15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2" meta:paragraph-count="31" meta:word-count="367" meta:character-count="2352" meta:non-whitespace-character-count="2013"/>
  </office:meta>
</office:document-meta>
</file>